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15cm" fo:min-width="2.32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5cm" fo:min-width="1.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cm" fo:min-width="1.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492cm" svg:height="3.919cm" draw:transform="rotate (-0.523598775598299) translate (5.388cm 6.03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9.288cm 6.0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3.188cm 6.04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3.447cm 9.4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7.347cm 9.44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1.247cm 9.44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.459cm 12.85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5.359cm 12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9.259cm 12.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7.247cm 16.24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3.347cm 16.24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1.147cm 16.24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5.047cm 16.24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7.247cm 16.24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1.147cm 16.24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5.247cm 19.64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9.147cm 19.64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3.047cm 19.64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7.347cm 9.44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1.247cm 9.44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5.147cm 9.44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9.247cm 12.84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3.147cm 12.84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492cm" svg:height="3.919cm" draw:transform="rotate (-0.523598775598299) translate (17.047cm 12.84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1.6cm" svg:height="0.5cm" draw:transform="rotate (-1.56800379999171) translate (4.696cm 7.999cm)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8.596cm 7.999cm)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2.496cm 7.999cm)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6.396cm 7.999cm)">
          <text:p text:style-name="P1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4.496cm 21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8.396cm 21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2.296cm 21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16.196cm 21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4.5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8.4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2.3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16.2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2.696cm 11.399cm)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6.596cm 11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0.496cm 11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14.396cm 11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6.596cm 11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10.496cm 11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4.396cm 11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8.296cm 11.399cm)">
          <text:p text:style-name="P1"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6.496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10.396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4.296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18.196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2.596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6.496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0.396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14.296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0.696cm 14.799cm)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4.5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8.4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12.3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8.4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0.5cm" draw:transform="rotate (-1.56800379999171) translate (12.3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16.296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0.5cm" draw:transform="rotate (-1.56800379999171) translate (20.196cm 14.799cm)">
          <text:p text:style-name="P1">2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-1.2cm" svg:y1="6.6cm" svg:x2="23.8cm" svg:y2="6.6cm">
          <text:p/>
        </draw:line>
        <draw:line draw:style-name="gr4" draw:text-style-name="P2" draw:layer="layout" svg:x1="-1.2cm" svg:y1="11.1cm" svg:x2="23.8cm" svg:y2="11.1cm">
          <text:p/>
        </draw:line>
        <draw:line draw:style-name="gr4" draw:text-style-name="P2" draw:layer="layout" svg:x1="-1.2cm" svg:y1="13.4cm" svg:x2="23.8cm" svg:y2="13.4cm">
          <text:p/>
        </draw:line>
        <draw:line draw:style-name="gr4" draw:text-style-name="P2" draw:layer="layout" svg:x1="-1.2cm" svg:y1="14.5cm" svg:x2="23.8cm" svg:y2="14.5cm">
          <text:p/>
        </draw:line>
        <draw:line draw:style-name="gr4" draw:text-style-name="P2" draw:layer="layout" svg:x1="-1.2cm" svg:y1="16.8cm" svg:x2="23.8cm" svg:y2="16.8cm">
          <text:p/>
        </draw:line>
        <draw:line draw:style-name="gr4" draw:text-style-name="P2" draw:layer="layout" svg:x1="-1.2cm" svg:y1="17.9cm" svg:x2="23.8cm" svg:y2="17.9cm">
          <text:p/>
        </draw:line>
        <draw:line draw:style-name="gr4" draw:text-style-name="P2" draw:layer="layout" svg:x1="-1.2cm" svg:y1="20.2cm" svg:x2="23.8cm" svg:y2="20.2cm">
          <text:p/>
        </draw:line>
        <draw:line draw:style-name="gr4" draw:text-style-name="P2" draw:layer="layout" svg:x1="-1.2cm" svg:y1="21.3cm" svg:x2="23.8cm" svg:y2="21.3cm">
          <text:p/>
        </draw:line>
        <draw:line draw:style-name="gr4" draw:text-style-name="P2" draw:layer="layout" svg:x1="-1.2cm" svg:y1="24.7cm" svg:x2="23.8cm" svg:y2="24.7cm">
          <text:p/>
        </draw:line>
        <draw:line draw:style-name="gr4" draw:text-style-name="P2" draw:layer="layout" svg:x1="0.5cm" svg:y1="5.3cm" svg:x2="0.5cm" svg:y2="29.2cm">
          <text:p/>
        </draw:line>
        <draw:line draw:style-name="gr4" draw:text-style-name="P2" draw:layer="layout" svg:x1="4.3cm" svg:y1="5.3cm" svg:x2="4.3cm" svg:y2="29.2cm">
          <text:p/>
        </draw:line>
        <draw:line draw:style-name="gr4" draw:text-style-name="P2" draw:layer="layout" svg:x1="6.3cm" svg:y1="5.3cm" svg:x2="6.3cm" svg:y2="29.2cm">
          <text:p/>
        </draw:line>
        <draw:line draw:style-name="gr4" draw:text-style-name="P2" draw:layer="layout" svg:x1="8.3cm" svg:y1="5.3cm" svg:x2="8.3cm" svg:y2="29.2cm">
          <text:p/>
        </draw:line>
        <draw:line draw:style-name="gr4" draw:text-style-name="P2" draw:layer="layout" svg:x1="10.1cm" svg:y1="5.3cm" svg:x2="10.1cm" svg:y2="29.2cm">
          <text:p/>
        </draw:line>
        <draw:line draw:style-name="gr4" draw:text-style-name="P2" draw:layer="layout" svg:x1="12.2cm" svg:y1="5.3cm" svg:x2="12.2cm" svg:y2="29.2cm">
          <text:p/>
        </draw:line>
        <draw:line draw:style-name="gr4" draw:text-style-name="P2" draw:layer="layout" svg:x1="14.2cm" svg:y1="5.3cm" svg:x2="14.2cm" svg:y2="29.2cm">
          <text:p/>
        </draw:line>
        <draw:line draw:style-name="gr4" draw:text-style-name="P2" draw:layer="layout" svg:x1="16.1cm" svg:y1="5.3cm" svg:x2="16.1cm" svg:y2="29.2cm">
          <text:p/>
        </draw:line>
        <draw:line draw:style-name="gr4" draw:text-style-name="P2" draw:layer="layout" svg:x1="18.1cm" svg:y1="5.3cm" svg:x2="18.1cm" svg:y2="29.2cm">
          <text:p/>
        </draw:line>
        <draw:line draw:style-name="gr5" draw:text-style-name="P2" draw:layer="layout" svg:x1="20cm" svg:y1="5.3cm" svg:x2="20cm" svg:y2="29.2cm">
          <text:p text:style-name="P1"/>
        </draw:line>
        <draw:line draw:style-name="gr4" draw:text-style-name="P2" draw:layer="layout" svg:x1="2.4cm" svg:y1="5.3cm" svg:x2="2.4cm" svg:y2="29.2cm">
          <text:p/>
        </draw:line>
        <draw:line draw:style-name="gr4" draw:text-style-name="P2" draw:layer="layout" svg:x1="-1.2cm" svg:y1="10cm" svg:x2="23.8cm" svg:y2="10cm">
          <text:p/>
        </draw:line>
        <draw:frame draw:style-name="gr6" draw:text-style-name="P3" draw:layer="layout" svg:width="2.6cm" svg:height="1.673cm" svg:x="0.4cm" svg:y="5.8cm">
          <draw:text-box>
            <text:p>1.73a</text:p>
          </draw:text-box>
        </draw:frame>
        <draw:frame draw:style-name="gr6" draw:text-style-name="P3" draw:layer="layout" svg:width="2.6cm" svg:height="1.673cm" svg:x="2.4cm" svg:y="5.801cm">
          <draw:text-box>
            <text:p>1.73a</text:p>
          </draw:text-box>
        </draw:frame>
        <draw:frame draw:style-name="gr6" draw:text-style-name="P3" draw:layer="layout" svg:width="2.6cm" svg:height="1.673cm" svg:x="4.3cm" svg:y="5.802cm">
          <draw:text-box>
            <text:p>1.73a</text:p>
          </draw:text-box>
        </draw:frame>
        <draw:frame draw:style-name="gr6" draw:text-style-name="P3" draw:layer="layout" svg:width="2.6cm" svg:height="1.673cm" svg:x="6.2cm" svg:y="5.802cm">
          <draw:text-box>
            <text:p>1.73a</text:p>
          </draw:text-box>
        </draw:frame>
        <draw:frame draw:style-name="gr6" draw:text-style-name="P3" draw:layer="layout" svg:width="2.6cm" svg:height="1.673cm" svg:x="8.2cm" svg:y="5.802cm">
          <draw:text-box>
            <text:p>1.73a</text:p>
          </draw:text-box>
        </draw:frame>
        <draw:frame draw:style-name="gr6" draw:text-style-name="P3" draw:layer="layout" svg:width="2.6cm" svg:height="1.673cm" svg:x="10.1cm" svg:y="5.802cm">
          <draw:text-box>
            <text:p>1.73a</text:p>
          </draw:text-box>
        </draw:frame>
        <draw:frame draw:style-name="gr6" draw:text-style-name="P3" draw:layer="layout" svg:width="2.6cm" svg:height="1.673cm" svg:x="12.1cm" svg:y="5.803cm">
          <draw:text-box>
            <text:p>1.73a</text:p>
          </draw:text-box>
        </draw:frame>
        <draw:frame draw:style-name="gr6" draw:text-style-name="P3" draw:layer="layout" svg:width="2.6cm" svg:height="1.673cm" svg:x="14cm" svg:y="5.804cm">
          <draw:text-box>
            <text:p>1.73a</text:p>
          </draw:text-box>
        </draw:frame>
        <draw:frame draw:style-name="gr6" draw:text-style-name="P3" draw:layer="layout" svg:width="2.6cm" svg:height="1.673cm" svg:x="16.1cm" svg:y="5.805cm">
          <draw:text-box>
            <text:p>1.73a</text:p>
          </draw:text-box>
        </draw:frame>
        <draw:frame draw:style-name="gr6" draw:text-style-name="P3" draw:layer="layout" svg:width="2.6cm" svg:height="1.673cm" svg:x="18cm" svg:y="5.806cm">
          <draw:text-box>
            <text:p>1.73a</text:p>
          </draw:text-box>
        </draw:frame>
        <draw:frame draw:style-name="gr6" draw:text-style-name="P3" draw:layer="layout" svg:width="2.6cm" svg:height="1.673cm" svg:x="-0.8cm" svg:y="7.6cm">
          <draw:text-box>
            <text:p>3a</text:p>
          </draw:text-box>
        </draw:frame>
        <draw:frame draw:style-name="gr6" draw:text-style-name="P3" draw:layer="layout" svg:width="2.6cm" svg:height="1.673cm" svg:x="-0.8cm" svg:y="22.201cm">
          <draw:text-box>
            <text:p>3a</text:p>
          </draw:text-box>
        </draw:frame>
        <draw:frame draw:style-name="gr6" draw:text-style-name="P3" draw:layer="layout" svg:width="2.6cm" svg:height="1.673cm" svg:x="-0.8cm" svg:y="20.402cm">
          <draw:text-box>
            <text:p>a</text:p>
          </draw:text-box>
        </draw:frame>
        <draw:frame draw:style-name="gr6" draw:text-style-name="P3" draw:layer="layout" svg:width="2.6cm" svg:height="1.673cm" svg:x="-0.8cm" svg:y="18.403cm">
          <draw:text-box>
            <text:p>2a</text:p>
          </draw:text-box>
        </draw:frame>
        <draw:frame draw:style-name="gr6" draw:text-style-name="P3" draw:layer="layout" svg:width="2.6cm" svg:height="1.673cm" svg:x="-0.8cm" svg:y="16.903cm">
          <draw:text-box>
            <text:p>a</text:p>
          </draw:text-box>
        </draw:frame>
        <draw:frame draw:style-name="gr6" draw:text-style-name="P3" draw:layer="layout" svg:width="2.6cm" svg:height="1.673cm" svg:x="-0.8cm" svg:y="15.204cm">
          <draw:text-box>
            <text:p>2a</text:p>
          </draw:text-box>
        </draw:frame>
        <draw:frame draw:style-name="gr6" draw:text-style-name="P3" draw:layer="layout" svg:width="2.6cm" svg:height="1.673cm" svg:x="-0.8cm" svg:y="13.306cm">
          <draw:text-box>
            <text:p>a</text:p>
          </draw:text-box>
        </draw:frame>
        <draw:frame draw:style-name="gr6" draw:text-style-name="P3" draw:layer="layout" svg:width="2.6cm" svg:height="1.673cm" svg:x="-0.8cm" svg:y="12.007cm">
          <draw:text-box>
            <text:p>2a</text:p>
          </draw:text-box>
        </draw:frame>
        <draw:frame draw:style-name="gr6" draw:text-style-name="P3" draw:layer="layout" svg:width="2.6cm" svg:height="1.673cm" svg:x="-0.8cm" svg:y="10.208cm">
          <draw:text-box>
            <text:p>a</text:p>
          </draw:text-box>
        </draw:frame>
        <draw:frame draw:style-name="gr6" draw:text-style-name="P3" draw:layer="layout" svg:width="2.6cm" svg:height="1.673cm" svg:x="-2.5cm" svg:y="7.227cm">
          <draw:text-box>
            <text:p>y</text:p>
          </draw:text-box>
        </draw:frame>
        <draw:frame draw:style-name="gr6" draw:text-style-name="P3" draw:layer="layout" svg:width="2.6cm" svg:height="1.673cm" svg:x="2.8cm" svg:y="5.1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9:56:35.240530219</meta:creation-date>
    <dc:date>2020-03-01T00:44:20.493563493</dc:date>
    <meta:editing-duration>PT1H46M3S</meta:editing-duration>
    <meta:editing-cycles>1</meta:editing-cycles>
    <meta:document-statistic meta:object-count="102"/>
    <meta:generator>LibreOffice/5.1.6.2$Linux_X86_64 LibreOffice_project/10m0$Build-2</meta:generator>
  </office:meta>
</office:document-meta>
</file>